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2"/>
        <table:table-column table:style-name="co1" table:number-columns-repeated="4" table:default-cell-style-name="ce4"/>
        <table:table-column table:style-name="co1" table:default-cell-style-name="ce2"/>
        <table:table-column table:style-name="co1" table:number-columns-repeated="15" table:default-cell-style-name="ce4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AH</text:p>
          </table:table-cell>
          <table:table-cell table:style-name="ce1" office:value-type="string" calcext:value-type="string">
            <text:p>Opp</text:p>
          </table:table-cell>
          <table:table-cell table:style-name="ce3" office:value-type="string" calcext:value-type="string">
            <text:p>WL</text:p>
          </table:table-cell>
          <table:table-cell table:style-name="ce1" office:value-type="string" calcext:value-type="string">
            <text:p>GS</text:p>
          </table:table-cell>
          <table:table-cell table:style-name="ce1" office:value-type="string" calcext:value-type="string">
            <text:p>MP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FGA</text:p>
          </table:table-cell>
          <table:table-cell table:style-name="ce1" office:value-type="string" calcext:value-type="string">
            <text:p>3P</text:p>
          </table:table-cell>
          <table:table-cell table:style-name="ce1" office:value-type="string" calcext:value-type="string">
            <text:p>3PA</text:p>
          </table:table-cell>
          <table:table-cell table:style-name="ce1" office:value-type="string" calcext:value-type="string">
            <text:p>FT</text:p>
          </table:table-cell>
          <table:table-cell table:style-name="ce1" office:value-type="string" calcext:value-type="string">
            <text:p>FTA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DRB</text:p>
          </table:table-cell>
          <table:table-cell table:style-name="ce1" office:value-type="string" calcext:value-type="string">
            <text:p>TRB</text:p>
          </table:table-cell>
          <table:table-cell table:style-name="ce1" office:value-type="string" calcext:value-type="string">
            <text:p>AST</text:p>
          </table:table-cell>
          <table:table-cell table:style-name="ce1" office:value-type="string" calcext:value-type="string">
            <text:p>STL</text:p>
          </table:table-cell>
          <table:table-cell table:style-name="ce1" office:value-type="string" calcext:value-type="string">
            <text:p>BLK</text:p>
          </table:table-cell>
          <table:table-cell table:style-name="ce1" office:value-type="string" calcext:value-type="string">
            <text:p>TOV</text:p>
          </table:table-cell>
          <table:table-cell table:style-name="ce1" office:value-type="string" calcext:value-type="string">
            <text:p>PF</text:p>
          </table:table-cell>
          <table:table-cell table:style-name="ce1" office:value-type="string" calcext:value-type="string">
            <text:p>PTS</text:p>
          </table:table-cell>
        </table:table-row>
        <table:table-row table:style-name="ro1">
          <table:table-cell office:value-type="string" calcext:value-type="string">
            <text:p>1989-11-0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 (+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:00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989-11-0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L (-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:0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989-11-0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 (+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:0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989-11-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W (+1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:0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89-11-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JN</text:p>
          </table:table-cell>
          <table:table-cell office:value-type="string" calcext:value-type="string">
            <text:p>L (-1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:0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1989-11-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W (+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:0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989-11-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C</text:p>
          </table:table-cell>
          <table:table-cell office:value-type="string" calcext:value-type="string">
            <text:p>W (+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:00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1989-11-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L (-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:0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989-11-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L (-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:0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989-11-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L (-1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:0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1989-11-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O</text:p>
          </table:table-cell>
          <table:table-cell office:value-type="string" calcext:value-type="string">
            <text:p>W (+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:0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1989-11-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SW</text:p>
          </table:table-cell>
          <table:table-cell office:value-type="string" calcext:value-type="string">
            <text:p>W (+1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:00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1989-11-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L (-2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:0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1989-11-2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 (+1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:0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989-12-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W (+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:0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989-12-0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W (+2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:0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1989-12-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 (-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:0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989-12-0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W (+2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:0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1989-12-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W (+8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:00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89-12-1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W (+1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:0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1989-12-1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HH</text:p>
          </table:table-cell>
          <table:table-cell office:value-type="string" calcext:value-type="string">
            <text:p>W (+1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:00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989-12-1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AL</text:p>
          </table:table-cell>
          <table:table-cell office:value-type="string" calcext:value-type="string">
            <text:p>W (+1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:00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1989-12-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L (-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:00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989-12-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 (+1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:0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1989-12-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L (-2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:0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1989-12-2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W (+1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:0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989-12-2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AS</text:p>
          </table:table-cell>
          <table:table-cell office:value-type="string" calcext:value-type="string">
            <text:p>W (+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:0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1989-12-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SB</text:p>
          </table:table-cell>
          <table:table-cell office:value-type="string" calcext:value-type="string">
            <text:p>W (+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:00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990-01-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 (+6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:00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1990-01-0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W (+1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:00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90-01-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L (-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:0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1990-01-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L (-1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:0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1990-01-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 (-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:00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1990-01-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HH</text:p>
          </table:table-cell>
          <table:table-cell office:value-type="string" calcext:value-type="string">
            <text:p>W (+1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:00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90-01-1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W (+6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:0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990-01-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L (-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:0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1990-01-1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SW</text:p>
          </table:table-cell>
          <table:table-cell office:value-type="string" calcext:value-type="string">
            <text:p>W (+2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:0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90-01-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 (+8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:0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990-01-2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W (+8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:0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90-01-2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L (-1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:0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990-01-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L (-1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:0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1990-01-2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JN</text:p>
          </table:table-cell>
          <table:table-cell office:value-type="string" calcext:value-type="string">
            <text:p>W (+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:0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990-01-2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 (+1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:0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1990-02-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L (-2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:00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1990-02-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S</text:p>
          </table:table-cell>
          <table:table-cell office:value-type="string" calcext:value-type="string">
            <text:p>L (-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:00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990-02-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L</text:p>
          </table:table-cell>
          <table:table-cell office:value-type="string" calcext:value-type="string">
            <text:p>L (-18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:0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990-02-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L (-2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:0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990-02-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W (+1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:0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1990-02-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L (-6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:00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990-02-1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W (+1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:0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1990-02-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W (+2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:0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990-02-1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W (+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:00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990-02-2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W (+1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:0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1990-02-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JN</text:p>
          </table:table-cell>
          <table:table-cell office:value-type="string" calcext:value-type="string">
            <text:p>W (+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:0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990-02-2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W (+1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:0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90-03-0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JN</text:p>
          </table:table-cell>
          <table:table-cell office:value-type="string" calcext:value-type="string">
            <text:p>W (+2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:0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1990-03-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W (+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:0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990-03-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W (+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:0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1990-03-0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L (-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:00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90-03-1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 (+1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:00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90-03-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W (+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:0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1990-03-1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L (-2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:0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990-03-1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W (+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:0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990-03-2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SB</text:p>
          </table:table-cell>
          <table:table-cell office:value-type="string" calcext:value-type="string">
            <text:p>W (+2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:0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90-03-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 (+1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: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1990-03-2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 (+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:00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90-03-2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AC</text:p>
          </table:table-cell>
          <table:table-cell office:value-type="string" calcext:value-type="string">
            <text:p>L (-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:00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90-03-2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HO</text:p>
          </table:table-cell>
          <table:table-cell office:value-type="string" calcext:value-type="string">
            <text:p>W (+2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:00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990-03-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 (+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:00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1990-03-3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W (+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:00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990-04-0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W (+8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:00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1990-04-0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 (+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:0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1990-04-0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RL</text:p>
          </table:table-cell>
          <table:table-cell office:value-type="string" calcext:value-type="string">
            <text:p>W (+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:0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1990-04-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W (+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:0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990-04-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 (+2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:0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990-04-1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W (+1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: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1990-04-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SB</text:p>
          </table:table-cell>
          <table:table-cell office:value-type="string" calcext:value-type="string">
            <text:p>L (-1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:0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990-04-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 (-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:0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1990-04-1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W (+6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:0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1990-04-1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SB</text:p>
          </table:table-cell>
          <table:table-cell office:value-type="string" calcext:value-type="string">
            <text:p>W (+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:0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990-04-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L (-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:0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1990-04-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L (-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:0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</table:table-row>
      </table:table>
      <table:named-expressions>
        <table:named-range table:name="HTML_1" table:base-cell-address="$Arkusz1.$A$1" table:cell-range-address="$Arkusz1.$A$1:.$U$84"/>
        <table:named-range table:name="HTML_all" table:base-cell-address="$Arkusz1.$A$1" table:cell-range-address="$Arkusz1.$A$1:.$U$84"/>
        <table:named-range table:name="HTML_tables" table:base-cell-address="$Arkusz1.$A$1" table:cell-range-address="$Arkusz1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7">00.00.0000</text:date>, <text:time style:data-style-name="N2" text:time-value="09:22:27.639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27T09:22:29.993000000</dc:date>
    <meta:editing-duration>PT1M20S</meta:editing-duration>
    <meta:editing-cycles>2</meta:editing-cycles>
    <meta:generator>LibreOffice/7.6.2.1$Windows_X86_64 LibreOffice_project/56f7684011345957bbf33a7ee678afaf4d2ba333</meta:generator>
    <meta:document-statistic meta:table-count="1" meta:cell-count="1743" meta:object-count="0"/>
  </office:meta>
</office:document-meta>
</file>